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%C3%BAjo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ttps://contribua.org/bairros/norte/centro/Av._Mal._Floriano_Peixoto_445_22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45_29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93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5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58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60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6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91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691_293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13_293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26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826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2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2_20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norte/centro/Av._Mal._Floriano_Peixoto_913_29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225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293.jp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_45.jpg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13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225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22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261_315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13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22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293.jp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305_45.jp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135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22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436_31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135.jpg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22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315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ttps://contribua.org/bairros/oeste/catole/R._Cristina_Procópio_Silva_66_4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7:53:12.0683954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7-11-14T18:00:48.827933033</dc:date>
    <meta:editing-duration>PT1H44M28S</meta:editing-duration>
    <meta:editing-cycles>104</meta:editing-cycles>
    <meta:generator>LibreOffice/5.1.6.2$Linux_X86_64 LibreOffice_project/10m0$Build-2</meta:generator>
    <meta:document-statistic meta:table-count="1" meta:cell-count="651" meta:object-count="0"/>
  </office:meta>
</office:document-meta>
</file>